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nux Libertine" svg:font-family="'Linux Libertine', Georgia, Times, serif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libri"/>
    </style:style>
    <style:style style:name="P2" style:family="paragraph" style:parent-style-name="Standard">
      <style:paragraph-properties fo:text-align="justify" style:justify-single-word="false"/>
      <style:text-properties style:font-name="Calibri" officeooo:paragraph-rsid="0000d1f2"/>
    </style:style>
    <style:style style:name="T1" style:family="text">
      <style:text-properties officeooo:rsid="0000d1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rlos I de España y V del Sacro Imperio Romano Germánico <text:span text:style-name="T1">(1500 - 1558)</text:span></text:p>
      <text:p text:style-name="P1">Carlos I de España y V del Sacro Imperio Romano Germánico, llamado «el Emperador» o «el César» (Gante, 24 de febrero de 1500 - Cuacos de Yuste, 21 de septiembre de 1558), reinó junto con su madre, Juana I de Castilla —esta última de forma solo nominal y hasta 1555—, en todos los reinos y territorios hispánicos con el nombre de Carlos I desde 1516 hasta 1556, reuniendo así por primera vez en una misma persona las Coronas de Castilla —el Reino de Navarra inclusive— y Aragón. Fue emperador del Sacro Imperio Romano Germánico como Carlos V de 1520 a 1558.</text:p>
      <text:p text:style-name="P1"/>
      <text:p text:style-name="P1">Hijo de Juana I de Castilla y Felipe I el Hermoso, y nieto por vía paterna de Maximiliano I de Habsburgo y María de Borgoña, de quienes heredó el patrimonio borgoñón, los territorios austríacos y el derecho al trono imperial, y por vía materna de los Reyes Católicos, Isabel I de Castilla y Fernando II de Aragón, de quienes heredó Castilla, Navarra, las Indias, Nápoles, Sicilia y Aragón.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nux Libertine" svg:font-family="'Linux Libertine', Georgia, Times, serif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0-05-26T15:17:08.859000000</dc:date>
    <meta:editing-duration>PT1H6M38S</meta:editing-duration>
    <meta:editing-cycles>3</meta:editing-cycles>
    <meta:document-statistic meta:table-count="0" meta:image-count="0" meta:object-count="0" meta:page-count="1" meta:paragraph-count="3" meta:word-count="184" meta:character-count="1016" meta:non-whitespace-character-count="836"/>
  </office:meta>
</office:document-meta>
</file>